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25-10-2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25-08-0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2792" calcext:value-type="float">
            <text:p>35.2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25-04-0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25-01-07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24-10-1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23-10-10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22-01-11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21-10-0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21-07-21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20-11-10 2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20-01-08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9-10-10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9-07-16 2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8-10-09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7-10-1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6-10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6-07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6-04-1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6-01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5-10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5-07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5-04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5-01-2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4-10-27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1928" calcext:value-type="float">
            <text:p>48.1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4-07-3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4-04-16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3-07-31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2-10-29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2-07-31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2-04-17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1-10-25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1-07-2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1-02-02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0-12-09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0-10-1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0-08-2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0-08-05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CK0030374</text:p>
          </table:table-cell>
          <table:table-cell office:value-type="string" calcext:value-type="string">
            <text:p>34S/01W-10BCD</text:p>
          </table:table-cell>
          <table:table-cell office:value-type="string" calcext:value-type="string">
            <text:p>2010-05-26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